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modern" style:font-pitch="fixed" style:name="Courier" svg:font-family="Courier"/>
  </office:font-face-decls>
  <office:automatic-styles>
    <style:style style:family="text" style:name="a9b8735">
      <style:text-properties style:text-position="super"/>
    </style:style>
    <style:style style:family="text" style:name="a845ac5">
      <style:text-properties fo:color="#FF0000" style:text-position="super"/>
    </style:style>
    <style:style style:family="text" style:name="a53865e">
      <style:text-properties fo:color="#00FF00"/>
    </style:style>
    <style:style style:family="text" style:name="a3e24f8">
      <style:text-properties fo:color="#00FF00"/>
    </style:style>
    <style:style style:family="text" style:name="a74c06d">
      <style:text-properties fo:color="#00FF00"/>
    </style:style>
    <style:style style:family="text" style:name="aa9e919">
      <style:text-properties fo:color="#00FF00"/>
    </style:style>
    <style:style style:family="text" style:name="af08954">
      <style:text-properties style:text-position="super"/>
    </style:style>
    <style:style style:family="text" style:name="a86851f">
      <style:text-properties fo:color="#FF0000"/>
    </style:style>
    <style:style style:family="text" style:name="aa1f609">
      <style:text-properties fo:color="#00FF00"/>
    </style:style>
    <style:style style:family="text" style:name="aaf5e51">
      <style:text-properties fo:color="#00FF00"/>
    </style:style>
    <style:style style:family="text" style:name="abc3b9e">
      <style:text-properties fo:color="#00FF00"/>
    </style:style>
    <style:style style:family="text" style:name="a736443">
      <style:text-properties fo:color="#FF0000" style:text-position="super"/>
    </style:style>
    <style:style style:family="text" style:name="a2c7424">
      <style:text-properties fo:color="#00FF00"/>
    </style:style>
    <style:style style:family="text" style:name="a66a5ee">
      <style:text-properties fo:color="#FF0000"/>
    </style:style>
    <style:style style:family="text" style:name="a68275c">
      <style:text-properties fo:color="#00FF00"/>
    </style:style>
    <style:style style:family="text" style:name="aeeed24">
      <style:text-properties fo:color="#00FF00"/>
    </style:style>
    <style:style style:family="text" style:name="a9d6c8a">
      <style:text-properties style:text-position="super"/>
    </style:style>
    <style:style style:family="text" style:name="a3029b5">
      <style:text-properties fo:color="#FF0000"/>
    </style:style>
    <style:style style:family="text" style:name="a17fdf7">
      <style:text-properties fo:color="#FF0000"/>
    </style:style>
    <style:style style:family="text" style:name="a12f705">
      <style:text-properties fo:color="#00FF00"/>
    </style:style>
    <style:style style:family="text" style:name="a1765de">
      <style:text-properties fo:color="#00FF00"/>
    </style:style>
    <style:style style:family="text" style:name="a6b73f5">
      <style:text-properties fo:color="#FF0000"/>
    </style:style>
    <style:style style:family="text" style:name="a78c7ef">
      <style:text-properties fo:color="#00FF00"/>
    </style:style>
    <style:style style:family="text" style:name="a7a3e52">
      <style:text-properties fo:color="#00FF00"/>
    </style:style>
    <style:style style:family="text" style:name="af9f18e">
      <style:text-properties fo:color="#FF0000"/>
    </style:style>
    <style:style style:family="text" style:name="a39e827">
      <style:text-properties fo:color="#00FF00"/>
    </style:style>
    <style:style style:family="text" style:name="a868e7c">
      <style:text-properties/>
    </style:style>
    <style:style style:family="text" style:name="af1eeae">
      <style:text-properties fo:color="#FF0000"/>
    </style:style>
    <style:style style:family="text" style:name="acade9b">
      <style:text-properties fo:color="#00FF00"/>
    </style:style>
    <style:style style:family="text" style:name="a1257cf">
      <style:text-properties fo:color="#FF0000"/>
    </style:style>
    <style:style style:family="text" style:name="a1454f5">
      <style:text-properties fo:color="#00FF00"/>
    </style:style>
    <style:style style:family="text" style:name="a49e43c">
      <style:text-properties fo:color="#FF0000"/>
    </style:style>
    <style:style style:family="text" style:name="a875f2c">
      <style:text-properties fo:color="#00FF00"/>
    </style:style>
    <style:style style:family="text" style:name="a6979bd">
      <style:text-properties fo:color="#FF0000"/>
    </style:style>
    <style:style style:family="text" style:name="a9d780f">
      <style:text-properties fo:color="#FF0000"/>
    </style:style>
    <style:style style:family="text" style:name="af34a3e">
      <style:text-properties fo:color="#00FF00"/>
    </style:style>
    <style:style style:family="text" style:name="a3ed6f3">
      <style:text-properties/>
    </style:style>
    <style:style style:family="text" style:name="a108992">
      <style:text-properties fo:color="#FF0000"/>
    </style:style>
    <style:style style:family="text" style:name="a32c8f4">
      <style:text-properties fo:color="#FF0000"/>
    </style:style>
    <style:style style:family="text" style:name="a267d12">
      <style:text-properties fo:color="#FF0000"/>
    </style:style>
    <style:style style:family="text" style:name="af04867">
      <style:text-properties fo:color="#00FF00"/>
    </style:style>
    <style:style style:family="text" style:name="ae09599">
      <style:text-properties fo:color="#FF0000" style:text-position="super"/>
    </style:style>
    <style:style style:family="text" style:name="a78fa0e">
      <style:text-properties fo:color="#00FF00"/>
    </style:style>
    <style:style style:family="text" style:name="a6a5568">
      <style:text-properties fo:color="#00FF00"/>
    </style:style>
    <style:style style:family="text" style:name="a1296c5">
      <style:text-properties fo:color="#00FF00"/>
    </style:style>
    <style:style style:family="text" style:name="ad640f6">
      <style:text-properties fo:color="#FF0000"/>
    </style:style>
    <style:style style:family="text" style:name="aa933c8">
      <style:text-properties style:text-position="super"/>
    </style:style>
    <style:style style:family="text" style:name="a9042d9">
      <style:text-properties fo:color="#FF0000"/>
    </style:style>
    <style:style style:family="text" style:name="af712e4">
      <style:text-properties fo:color="#00FF00"/>
    </style:style>
    <style:style style:family="text" style:name="ae7001b">
      <style:text-properties fo:color="#00FF00"/>
    </style:style>
    <style:style style:family="text" style:name="a57e6ff">
      <style:text-properties fo:color="#FF0000"/>
    </style:style>
    <style:style style:family="text" style:name="a89dbc9">
      <style:text-properties fo:color="#FF0000" style:text-position="super"/>
    </style:style>
    <style:style style:family="text" style:name="a5508e4">
      <style:text-properties fo:color="#00FF00"/>
    </style:style>
    <style:style style:family="text" style:name="a96158f">
      <style:text-properties fo:color="#FF0000"/>
    </style:style>
    <style:style style:family="text" style:name="a713353">
      <style:text-properties fo:color="#00FF00"/>
    </style:style>
    <style:style style:family="text" style:name="ae5c896">
      <style:text-properties fo:color="#FF0000"/>
    </style:style>
    <style:style style:family="text" style:name="ac44497">
      <style:text-properties style:text-position="super"/>
    </style:style>
    <style:style style:family="text" style:name="aa4d50f">
      <style:text-properties fo:color="#FF0000"/>
    </style:style>
    <style:style style:family="text" style:name="a5d7745">
      <style:text-properties fo:color="#FF0000"/>
    </style:style>
    <style:style style:family="text" style:name="a43301b">
      <style:text-properties fo:color="#00FF00"/>
    </style:style>
    <style:style style:family="text" style:name="abbc2d0">
      <style:text-properties fo:color="#FF0000"/>
    </style:style>
    <style:style style:family="text" style:name="a26f2f1">
      <style:text-properties fo:color="#FF0000"/>
    </style:style>
    <style:style style:family="text" style:name="a9be025">
      <style:text-properties fo:color="#00FF00"/>
    </style:style>
    <style:style style:family="text" style:name="aa40b7f">
      <style:text-properties fo:color="#00FF00"/>
    </style:style>
    <style:style style:family="text" style:name="ad10572">
      <style:text-properties fo:color="#FF0000"/>
    </style:style>
    <style:style style:family="text" style:name="ac8e5df">
      <style:text-properties fo:color="#FF0000"/>
    </style:style>
    <style:style style:family="text" style:name="a540fce">
      <style:text-properties/>
    </style:style>
    <style:style style:family="text" style:name="a38075c">
      <style:text-properties fo:color="#FF0000"/>
    </style:style>
    <style:style style:family="text" style:name="a73c05c">
      <style:text-properties fo:color="#00FF00"/>
    </style:style>
    <style:style style:family="text" style:name="a33a0e5">
      <style:text-properties fo:color="#FF0000"/>
    </style:style>
    <style:style style:family="text" style:name="a6b2e33">
      <style:text-properties fo:color="#FF0000"/>
    </style:style>
    <style:style style:family="text" style:name="a02d82b">
      <style:text-properties fo:color="#FF0000"/>
    </style:style>
    <style:style style:family="text" style:name="a38d518">
      <style:text-properties fo:color="#00FF00"/>
    </style:style>
    <style:style style:family="text" style:name="a2e2bc3">
      <style:text-properties fo:color="#FF0000"/>
    </style:style>
    <style:style style:family="text" style:name="a8bfcc2">
      <style:text-properties fo:color="#FF0000"/>
    </style:style>
    <style:style style:family="text" style:name="aa22808">
      <style:text-properties fo:color="#FF0000"/>
    </style:style>
    <style:style style:family="text" style:name="af6d364">
      <style:text-properties fo:color="#FF0000"/>
    </style:style>
    <style:style style:family="text" style:name="a6adf9d">
      <style:text-properties fo:color="#FF0000"/>
    </style:style>
    <style:style style:family="text" style:name="a4cc189">
      <style:text-properties fo:color="#FF0000"/>
    </style:style>
    <style:style style:family="text" style:name="a7083c3">
      <style:text-properties fo:color="#FF0000"/>
    </style:style>
  </office:automatic-styles>
  <office:body>
    <office:text>
      <text:p>TEST ALL INNER AND OUTER SPAN COMBINATIONS</text:p>
      <text:p>There are the binar flags: OuterHasTemplate OuterHasAuto InnerHasTemplate InnerHasAuto</text:p>
      <text:p>00: <text:span text:style-name="a7083c3">"outer:parent italic"</text:span> <text:span text:style-name="a4cc189">"outer:auto super"</text:span> <text:span text:style-name="a6adf9d">"inner:parent backg."</text:span> <text:span text:style-name="af6d364">"inner:auto red"</text:span></text:p>
      <text:p><text:s/>normal<text:s/><text:line-break/></text:p>
      <text:p>01: <text:span text:style-name="aa22808">"outer:parent italic"</text:span> <text:span text:style-name="a8bfcc2">"outer:auto super"</text:span> <text:span text:style-name="a2e2bc3">"inner:parent backg."</text:span> <text:span text:style-name="a38d518">"inner:auto red"</text:span></text:p>
      <text:p><text:span text:style-name="a02d82b"><text:s/>red<text:s/></text:span><text:line-break/></text:p>
      <text:p>02: <text:span text:style-name="a6b2e33">"outer:parent italic"</text:span> <text:span text:style-name="a33a0e5">"outer:auto super"</text:span> <text:span text:style-name="a73c05c">"inner:parent backg."</text:span> <text:span text:style-name="a38075c">"inner:auto red"</text:span></text:p>
      <text:p><text:span text:style-name="a540fce"><text:s/>yellow background<text:s/></text:span><text:line-break/></text:p>
      <text:p>03: <text:span text:style-name="ac8e5df">"outer:parent italic"</text:span> <text:span text:style-name="ad10572">"outer:auto super"</text:span> <text:span text:style-name="aa40b7f">"inner:parent backg."</text:span> <text:span text:style-name="a9be025">"inner:auto red"</text:span></text:p>
      <text:p><text:span text:style-name="a26f2f1"><text:s/>yellow background and red color<text:s/></text:span><text:line-break/></text:p>
      <text:p>04: <text:span text:style-name="abbc2d0">"outer:parent italic"</text:span> <text:span text:style-name="a43301b">"outer:auto super"</text:span> <text:span text:style-name="a5d7745">"inner:parent backg."</text:span> <text:span text:style-name="aa4d50f">"inner:auto red"</text:span></text:p>
      <text:p><text:span text:style-name="ac44497"><text:s/>super<text:s/></text:span><text:line-break/></text:p>
      <text:p>05: <text:span text:style-name="ae5c896">"outer:parent italic"</text:span> <text:span text:style-name="a713353">"outer:auto super"</text:span> <text:span text:style-name="a96158f">"inner:parent backg."</text:span> <text:span text:style-name="a5508e4">"inner:auto red"</text:span></text:p>
      <text:p><text:span text:style-name="a89dbc9"><text:s/>super and red<text:s/></text:span><text:line-break/></text:p>
      <text:p>06: <text:span text:style-name="a57e6ff">"outer:parent italic"</text:span> <text:span text:style-name="ae7001b">"outer:auto super"</text:span> <text:span text:style-name="af712e4">"inner:parent backg."</text:span> <text:span text:style-name="a9042d9">"inner:auto red"</text:span></text:p>
      <text:p><text:span text:style-name="aa933c8"><text:s/>super and yellow background<text:s/></text:span><text:line-break/></text:p>
      <text:p>07: <text:span text:style-name="ad640f6">"outer:parent italic"</text:span> <text:span text:style-name="a1296c5">"outer:auto super"</text:span> <text:span text:style-name="a6a5568">"inner:parent backg."</text:span> <text:span text:style-name="a78fa0e">"inner:auto red"</text:span></text:p>
      <text:p><text:span text:style-name="ae09599"><text:s/>super, yellow background and red<text:s/></text:span><text:line-break/></text:p>
      <text:p>08: <text:span text:style-name="af04867">"outer:parent italic"</text:span> <text:span text:style-name="a267d12">"outer:auto super"</text:span> <text:span text:style-name="a32c8f4">"inner:parent backg."</text:span> <text:span text:style-name="a108992">"inner:auto red"</text:span></text:p>
      <text:p><text:span text:style-name="a3ed6f3"><text:s/>italic<text:s/></text:span><text:line-break/></text:p>
      <text:p>09: <text:span text:style-name="af34a3e">"outer:parent italic"</text:span> <text:span text:style-name="a9d780f">"outer:auto super"</text:span> <text:span text:style-name="a6979bd">"inner:parent backg."</text:span> <text:span text:style-name="a875f2c">"inner:auto red"</text:span></text:p>
      <text:p><text:span text:style-name="a49e43c"><text:s/>italic and red<text:s/></text:span><text:line-break/></text:p>
      <text:p>10: <text:span text:style-name="a1454f5">"outer:parent italic"</text:span> <text:span text:style-name="a1257cf">"outer:auto super"</text:span> <text:span text:style-name="acade9b">"inner:parent backg."</text:span> <text:span text:style-name="af1eeae">"inner:auto red"</text:span></text:p>
      <text:p><text:span text:style-name="a868e7c"><text:s/>italic and yellow background<text:s/></text:span><text:line-break/></text:p>
      <text:p>11: <text:span text:style-name="a39e827">"outer:parent italic"</text:span> <text:span text:style-name="af9f18e">"outer:auto super"</text:span> <text:span text:style-name="a7a3e52">"inner:parent backg."</text:span> <text:span text:style-name="a78c7ef">"inner:auto red"</text:span></text:p>
      <text:p><text:span text:style-name="a6b73f5"><text:s/>italic, yellow background and red<text:s/></text:span><text:line-break/></text:p>
      <text:p>12: <text:span text:style-name="a1765de">"outer:parent italic"</text:span> <text:span text:style-name="a12f705">"outer:auto super"</text:span> <text:span text:style-name="a17fdf7">"inner:parent backg."</text:span> <text:span text:style-name="a3029b5">"inner:auto red"</text:span></text:p>
      <text:p><text:span text:style-name="a9d6c8a"><text:s/>italic and super<text:s/></text:span><text:line-break/></text:p>
      <text:p>13: <text:span text:style-name="aeeed24">"outer:parent italic"</text:span> <text:span text:style-name="a68275c">"outer:auto super"</text:span> <text:span text:style-name="a66a5ee">"inner:parent backg."</text:span> <text:span text:style-name="a2c7424">"inner:auto red"</text:span></text:p>
      <text:p><text:span text:style-name="a736443"><text:s/>italic, super and red<text:s/></text:span><text:line-break/></text:p>
      <text:p>14: <text:span text:style-name="abc3b9e">"outer:parent italic"</text:span> <text:span text:style-name="aaf5e51">"outer:auto super"</text:span> <text:span text:style-name="aa1f609">"inner:parent backg."</text:span> <text:span text:style-name="a86851f">"inner:auto red"</text:span></text:p>
      <text:p><text:span text:style-name="af08954"><text:s/>italic, super and yellow background<text:s/></text:span><text:line-break/></text:p>
      <text:p>15: <text:span text:style-name="aa9e919">"outer:parent italic"</text:span> <text:span text:style-name="a74c06d">"outer:auto super"</text:span> <text:span text:style-name="a3e24f8">"inner:parent backg."</text:span> <text:span text:style-name="a53865e">"inner:auto red"</text:span></text:p>
      <text:p><text:span text:style-name="a845ac5"><text:s/>italic, super, yellow background and red<text:s/></text:span><text:line-break/></text:p>
      <text:p>Three styles: Courier, sub, super (outer to inner):<text:span text:style-name="a9b8735">superscript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modern" style:font-pitch="fixed" style:name="Courier" svg:font-family="Courier"/>
  </office:font-face-decls>
  <office:styles>
    <style:style style:family="text" style:name="BLUE" style:parent-style-name="default_character_style">
      <style:text-properties fo:background-color="#0000FF"/>
    </style:style>
    <style:style style:family="text" style:name="ITALIC" style:parent-style-name="default_character_style">
      <style:text-properties fo:font-style="italic" style:font-style-asian="italic"/>
    </style:style>
    <style:style style:family="text" style:name="BOLD" style:parent-style-name="default_character_style">
      <style:text-properties fo:font-weight="bold" style:font-weight-asian="bold"/>
    </style:style>
    <style:style style:family="text" style:name="BACKGROUND_YELLOW" style:parent-style-name="default_character_style">
      <style:text-properties fo:background-color="#FFFF00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6</dc:date>
    <meta:editing-cycles>2</meta:editing-cycles>
    <meta:editing-duration>PT0.029S</meta:editing-duration>
  </office:meta>
</office:document-meta>
</file>